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444444" style:font-name="Open Sans" fo:font-size="10.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style:style>
    <style:style style:name="P3"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6838a"/>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fo:letter-spacing="normal"/>
    </style:style>
    <style:style style:name="P5"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6" style:family="paragraph" style:parent-style-name="Preformatted_20_Text">
      <style:text-properties fo:font-variant="normal" fo:text-transform="none" fo:color="#0000ff" style:font-name="Consolas" fo:font-size="9pt" fo:letter-spacing="normal" fo:font-style="normal" fo:font-weight="normal" fo:padding="0cm" fo:border="none"/>
    </style:style>
    <style:style style:name="P7"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8" style:family="paragraph" style:parent-style-name="Preformatted_20_Text">
      <style:paragraph-properties fo:margin-left="0cm" fo:margin-right="0cm" fo:margin-top="0cm" fo:margin-bottom="0cm" style:contextual-spacing="false" fo:orphans="2" fo:widows="2" fo:text-indent="0cm" style:auto-text-indent="false"/>
    </style:style>
    <style:style style:name="P9" style:family="paragraph" style:parent-style-name="Preformatted_20_Text">
      <style:paragraph-properties fo:margin-top="0cm" fo:margin-bottom="0cm" style:contextual-spacing="false" fo:line-height="171%" fo:orphans="2" fo:widows="2" fo:padding="0.049cm" fo:border="0.06pt solid #ededed"/>
    </style:style>
    <style:style style:name="P10"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11"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12" style:family="paragraph" style:parent-style-name="Heading_20_2">
      <style:paragraph-properties fo:margin-left="0cm" fo:margin-right="0cm" fo:margin-top="0cm" fo:margin-bottom="0cm" style:contextual-spacing="false" fo:orphans="2" fo:widows="2" fo:text-indent="0cm" style:auto-text-indent="false"/>
      <style:text-properties officeooo:paragraph-rsid="0016838a"/>
    </style:style>
    <style:style style:name="P13"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variant="normal" fo:text-transform="none" fo:color="#444444" style:font-name="Open Sans" fo:letter-spacing="normal" fo:font-style="normal"/>
    </style:style>
    <style:style style:name="T2" style:family="text">
      <style:text-properties fo:font-variant="normal" fo:text-transform="none" fo:color="#444444" style:font-name="Open Sans" fo:letter-spacing="normal" fo:font-style="normal" fo:padding="0cm" fo:border="none"/>
    </style:style>
    <style:style style:name="T3" style:family="text">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T4" style:family="text">
      <style:text-properties fo:font-variant="normal" fo:text-transform="none" fo:color="#444444" style:font-name="Open Sans" fo:font-size="13.5pt" fo:letter-spacing="normal" fo:font-style="normal" fo:padding="0cm" fo:border="none"/>
    </style:style>
    <style:style style:name="T5" style:family="text">
      <style:text-properties fo:font-variant="normal" fo:text-transform="none" fo:color="#444444" style:font-name="Open Sans" fo:font-size="12pt" fo:letter-spacing="normal" fo:font-style="normal" style:font-size-asian="12pt" style:font-size-complex="12pt"/>
    </style:style>
    <style:style style:name="T6" style:family="text">
      <style:text-properties fo:font-variant="normal" fo:text-transform="none" fo:color="#444444" style:font-name="Open Sans" fo:font-size="12pt" fo:letter-spacing="normal" fo:font-style="normal" style:font-size-asian="12pt" style:font-size-complex="12pt" fo:padding="0cm" fo:border="none"/>
    </style:style>
    <style:style style:name="T7" style:family="text">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444444" style:font-name="Open Sans" fo:font-size="12pt" fo:letter-spacing="normal" fo:font-style="normal" fo:font-weight="bold" style:font-size-asian="12pt" style:font-weight-asian="bold" style:font-size-complex="12pt" style:font-weight-complex="bold" fo:padding="0cm" fo:border="none"/>
    </style:style>
    <style:style style:name="T9" style:family="text">
      <style:text-properties fo:font-variant="normal" fo:text-transform="none" fo:color="#444444" style:font-name="Open Sans" fo:font-size="10.5pt" fo:letter-spacing="normal" fo:font-style="normal" fo:font-weight="normal"/>
    </style:style>
    <style:style style:name="T10" style:family="text">
      <style:text-properties fo:font-variant="normal" fo:text-transform="none" fo:color="#444444" style:font-name="Open Sans" fo:font-size="10.5pt" fo:letter-spacing="normal" fo:font-style="normal" fo:font-weight="normal" fo:padding="0cm" fo:border="none"/>
    </style:style>
    <style:style style:name="T11" style:family="text">
      <style:text-properties fo:font-variant="normal" fo:text-transform="none" fo:color="#444444" style:font-name="Open Sans" fo:font-size="10.5pt" fo:letter-spacing="normal" fo:font-style="normal" fo:font-weight="normal" officeooo:rsid="0016838a"/>
    </style:style>
    <style:style style:name="T12" style:family="text">
      <style:text-properties fo:font-variant="normal" fo:text-transform="none" fo:color="#444444" style:font-name="Open Sans" fo:font-size="10.5pt" fo:letter-spacing="normal" fo:font-style="normal" fo:font-weight="normal" officeooo:rsid="0016838a" fo:padding="0cm" fo:border="none"/>
    </style:style>
    <style:style style:name="T13" style:family="text">
      <style:text-properties fo:font-variant="normal" fo:text-transform="none" fo:color="#444444" style:font-name="Open Sans" fo:font-size="10.5pt" fo:letter-spacing="normal" fo:font-style="normal" fo:font-weight="normal" fo:background-color="#ffff00" loext:char-shading-value="0"/>
    </style:style>
    <style:style style:name="T14" style:family="text">
      <style:text-properties fo:font-variant="normal" fo:text-transform="none" fo:color="#444444" style:font-name="Open Sans" fo:font-size="10.5pt" fo:letter-spacing="normal" fo:font-weight="normal" fo:padding="0cm" fo:border="none"/>
    </style:style>
    <style:style style:name="T15" style:family="text">
      <style:text-properties fo:font-variant="normal" fo:text-transform="none" fo:color="#444444" style:font-name="Open Sans" fo:font-size="10.5pt" fo:letter-spacing="normal" fo:font-weight="normal" fo:background-color="#ffff00" loext:char-shading-value="0" fo:padding="0cm" fo:border="none"/>
    </style:style>
    <style:style style:name="T16" style:family="text">
      <style:text-properties fo:font-variant="normal" fo:text-transform="none" fo:color="#444444" fo:letter-spacing="normal"/>
    </style:style>
    <style:style style:name="T17" style:family="text">
      <style:text-properties fo:font-variant="normal" fo:text-transform="none" fo:color="#444444" fo:letter-spacing="normal" officeooo:rsid="0016838a"/>
    </style:style>
    <style:style style:name="T18" style:family="text">
      <style:text-properties fo:font-variant="normal" fo:text-transform="none" fo:color="#0000ff" style:font-name="Consolas" fo:font-size="9pt" fo:letter-spacing="normal" fo:font-style="normal" fo:font-weight="normal" fo:padding="0cm" fo:border="none"/>
    </style:style>
    <style:style style:name="T19" style:family="text">
      <style:text-properties fo:font-variant="normal" fo:text-transform="none" fo:color="#0000ff" fo:letter-spacing="normal" fo:padding="0cm" fo:border="none"/>
    </style:style>
    <style:style style:name="T20" style:family="text">
      <style:text-properties fo:padding="0cm" fo:border="none"/>
    </style:style>
    <style:style style:name="T21" style:family="text">
      <style:text-properties style:font-name="Open Sans" fo:font-size="10.5pt" fo:font-style="normal" fo:font-weight="normal"/>
    </style:style>
    <style:style style:name="T22" style:family="text">
      <style:text-properties style:font-name="Open Sans" fo:font-size="10.5pt" fo:font-style="normal" fo:font-weight="normal" fo:padding="0cm" fo:border="none"/>
    </style:style>
    <style:style style:name="T23" style:family="text">
      <style:text-properties style:font-name="Open Sans" fo:font-size="10.5pt" fo:font-style="normal" fo:font-weight="normal" officeooo:rsid="0016838a"/>
    </style:style>
    <style:style style:name="T24" style:family="text">
      <style:text-properties fo:color="#444444" style:font-name="Open Sans" fo:font-size="10.5pt" fo:letter-spacing="normal" fo:font-weight="normal" fo:padding="0cm" fo:border="none"/>
    </style:style>
    <style:style style:name="T25" style:family="text">
      <style:text-properties fo:color="#444444" style:font-name="Open Sans" fo:font-size="10.5pt" fo:letter-spacing="normal" fo:font-weight="normal" fo:background-color="#ffff00" loext:char-shading-value="0" fo:padding="0cm" fo:border="none"/>
    </style:style>
    <style:style style:name="T26" style:family="text">
      <style:text-properties fo:color="#444444" style:font-name="Open Sans" fo:font-size="10.5pt" fo:letter-spacing="normal" fo:font-weight="normal" officeooo:rsid="0016838a" fo:background-color="#ffff00" loext:char-shading-value="0" fo:padding="0cm" fo:border="none"/>
    </style:style>
    <style:style style:name="T27" style:family="text">
      <style:text-properties style:font-name="Consolas" fo:font-size="9pt" fo:font-style="normal" fo:font-weight="normal"/>
    </style:style>
    <style:style style:name="T28" style:family="text">
      <style:text-properties officeooo:rsid="0016838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I/O Control in Linux</text:span></text:p>
      <text:h text:style-name="Heading_20_2" text:outline-level="2"><text:span text:style-name="T7">Introducing an </text:span><text:span text:style-name="Emphasis"><text:span text:style-name="T8">ioctl()</text:span></text:span></text:h>
      <text:p text:style-name="Text_20_body"/>
      <text:p text:style-name="Text_20_body"><text:span text:style-name="T13">Input-output control (</text:span><text:span text:style-name="Emphasis"><text:span text:style-name="T25">ioctl</text:span></text:span><text:span text:style-name="T13">, in short) is a common operation or system call available with most of the driver categories. It is a “one bill fits all” kind of system call</text:span><text:span text:style-name="T9">. </text:span><text:span text:style-name="T13">If there is no other system call, which meets the requirement, then definitely </text:span><text:span text:style-name="Emphasis"><text:span text:style-name="T25">ioctl()</text:span></text:span><text:span text:style-name="Emphasis"><text:span text:style-name="T15"> </text:span></text:span><text:span text:style-name="T13">is the one to use.</text:span><text:span text:style-name="T9"> Practical examples include volume control for an audio device, display configuration for a video device, reading device registers, … – basically anything to do with any device input / output, or for that matter any device specific operations. In fact, it is even more versatile – need not be tied to any device specific things but any kind of operation. An example includes debugging a driver, say by querying of driver data structures.</text:span></text:p>
      <text:p text:style-name="Standard"><text:span text:style-name="T9">Question is – how could all these variety be achieved by a single function prototype. The trick is using its two key parameters: the command and the command’s argument. The command is just some number, representing some operation, defined as per the requirement. The argument is the corresponding parameter for the operation. And then the </text:span><text:span text:style-name="Emphasis"><text:span text:style-name="T24">ioctl()</text:span></text:span><text:span text:style-name="Emphasis"><text:span text:style-name="T14"> </text:span></text:span><text:span text:style-name="T9">function implementation does a “</text:span><text:span text:style-name="Emphasis"><text:span text:style-name="T24">switch … case</text:span></text:span><text:span text:style-name="T16">” </text:span><text:span text:style-name="T9">over the command implementing the corresponding functionalities. The following had been its prototype in Linux kernel, for quite some time:</text:span></text:p>
      <text:p text:style-name="Standard"/>
      <text:p text:style-name="P6"/>
      <text:p text:style-name="P6">int ioctl(struct inode *i, struct file *f, unsigned int cmd, unsigned long arg);</text:p>
      <text:p text:style-name="Standard"/>
      <text:p text:style-name="P1">Though, recently from kernel 2.6.35, it has changed to the following:</text:p>
      <text:p text:style-name="P1"/>
      <text:p text:style-name="P6">long ioctl(struct file *f, unsigned int cmd, unsigned long arg);</text:p>
      <text:p text:style-name="P1"/>
      <text:p text:style-name="P1">If there is a need for more arguments, all of them are put in a structure and a pointer to the structure becomes the ‘one’ command argument. Whether integer or pointer, the argument is taken up as a long integer in kernel space and accordingly type cast and processed.</text:p>
      <text:p text:style-name="P1"/>
      <text:p text:style-name="P1"><text:span text:style-name="Emphasis"><text:span text:style-name="T20">Ioctl() </text:span></text:span>is typically implemented as part of the corresponding driver and then an appropriate function pointer initialized with it, exactly as with other system calls <text:span text:style-name="Emphasis"><text:span text:style-name="T20">open()</text:span></text:span>, <text:span text:style-name="Emphasis"><text:span text:style-name="T20">read()</text:span></text:span>, … For example, in character drivers, it is the <text:span text:style-name="Emphasis"><text:span text:style-name="T20">ioctl </text:span></text:span>or <text:span text:style-name="Emphasis"><text:span text:style-name="T20">unlocked_ioctl </text:span></text:span>(since kernel 2.6.35) function pointer field in the <text:span text:style-name="Emphasis"><text:span text:style-name="T20">struct file_operations</text:span></text:span>, which is to be initialized.</text:p>
      <text:p text:style-name="P1"/>
      <text:p text:style-name="P1">Again like other system calls, it can be equivalently invoked from the user space using the <text:span text:style-name="Emphasis"><text:span text:style-name="T20">ioctl() </text:span></text:span>system call, prototyped in <text:span text:style-name="Emphasis"><text:span text:style-name="T20">&lt;sys/ioctl.h&gt; </text:span></text:span>as:</text:p>
      <text:p text:style-name="P1"/>
      <text:p text:style-name="P6"><text:tab/>int ioctl(int fd, int cmd, ...);</text:p>
      <text:p text:style-name="P1"/>
      <text:p text:style-name="P1">Here, cmd is the same as implemented in the driver’s <text:span text:style-name="Emphasis"><text:span text:style-name="T20">ioctl() </text:span></text:span>and the variable argument construct <text:span text:style-name="Emphasis"><text:span text:style-name="T20">(…) </text:span></text:span>is a hack to be able to pass any type of argument (though only one) to the driver’s <text:span text:style-name="Emphasis"><text:span text:style-name="T20">ioctl()</text:span></text:span>. Other parameters will be ignored.</text:p>
      <text:p text:style-name="P1"/>
      <text:p text:style-name="P1">Note that both the command and command argument type definitions need to be shared across the driver (in kernel space) and the application (in user space). So, these definitions are commonly put into header files for each space.</text:p>
      <text:p text:style-name="P1"/>
      <text:p text:style-name="P1"/>
      <text:p text:style-name="P1"/>
      <text:p text:style-name="P1"/>
      <text:p text:style-name="P1"/>
      <text:p text:style-name="P1"/>
      <text:h text:style-name="P13" text:outline-level="3"><text:soft-page-break/><text:span text:style-name="T1">Querying the driver internal variables</text:span></text:h>
      <text:p text:style-name="Text_20_body"/>
      <text:p text:style-name="Text_20_body"><text:span text:style-name="T9">To better understand the boring theory explained above, here’s the code set for the “debugging a driver” example mentioned above. This driver has 3 static global variables </text:span><text:span text:style-name="Emphasis"><text:span text:style-name="T10">status</text:span></text:span><text:span text:style-name="T9">, </text:span><text:span text:style-name="Emphasis"><text:span text:style-name="T10">dignity</text:span></text:span><text:span text:style-name="T9">, </text:span><text:span text:style-name="Emphasis"><text:span text:style-name="T10">ego</text:span></text:span><text:span text:style-name="T9">, which need to be queried and possibly operated from an application. </text:span><text:span text:style-name="Emphasis"><text:span text:style-name="T10">query_ioctl.h </text:span></text:span><text:span text:style-name="T9">defines the corresponding commands and command argument type. Listing follows:</text:span></text:p>
      <text:p text:style-name="Text_20_body"><text:line-break/><text:span text:style-name="T18">#ifndef QUERY_IOCTL_H</text:span></text:p>
      <text:p text:style-name="P9"><text:span text:style-name="T18">#define QUERY_IOCTL_H</text:span></text:p>
      <text:p text:style-name="P9"><text:span text:style-name="T18">#include &lt;linux/ioctl.h&gt;</text:span></text:p>
      <text:p text:style-name="P10">typedef struct</text:p>
      <text:p text:style-name="P10">{</text:p>
      <text:p text:style-name="P11"><text:s text:c="8"/><text:span text:style-name="T27">int status, dignity, ego;</text:span></text:p>
      <text:p text:style-name="P9"><text:span text:style-name="T18">} query_arg_t;</text:span></text:p>
      <text:p text:style-name="P10">#define QUERY_GET_VARIABLES _IOR('q', 1, query_arg_t *)</text:p>
      <text:p text:style-name="P9"><text:span text:style-name="T18">#define QUERY_CLR_VARIABLES _IO('q', 2)</text:span></text:p>
      <text:p text:style-name="P10">#endif</text:p>
      <text:p text:style-name="Text_20_body"/>
      <text:p text:style-name="P2"><text:span text:style-name="T9">Using these, the driver’s </text:span><text:span text:style-name="Emphasis"><text:span text:style-name="T24">ioctl()</text:span></text:span><text:span text:style-name="Emphasis"><text:span text:style-name="T14"> </text:span></text:span><text:span text:style-name="T9">implementation in </text:span><text:span text:style-name="Emphasis"><text:span text:style-name="T24">query_ioctl.c</text:span></text:span><text:span text:style-name="Emphasis"><text:span text:style-name="T14"> </text:span></text:span><text:span text:style-name="T9">would be:</text:span></text:p>
      <text:p text:style-name="P2"/>
      <text:p text:style-name="P8"><text:span text:style-name="T18">static int status = 1, dignity = 3, ego = 5;</text:span></text:p>
      <text:p text:style-name="P10">#if (LINUX_VERSION_CODE &lt; KERNEL_VERSION(2,6,35))</text:p>
      <text:p text:style-name="P10">static int my_ioctl(struct inode *i, struct file *f, unsigned int cmd,</text:p>
      <text:p text:style-name="P11"><text:s text:c="8"/><text:span text:style-name="T27">unsigned long arg)</text:span></text:p>
      <text:p text:style-name="P10">#else</text:p>
      <text:p text:style-name="P10">static long my_ioctl(struct file *f, unsigned int cmd, unsigned long arg)</text:p>
      <text:p text:style-name="P10">#endif</text:p>
      <text:p text:style-name="P10">{</text:p>
      <text:p text:style-name="P9"><text:span text:style-name="T19"><text:s text:c="8"/></text:span><text:span text:style-name="T18">query_arg_t q;</text:span></text:p>
      <text:p text:style-name="P11"><text:s text:c="8"/><text:span text:style-name="T27">switch (cmd)</text:span></text:p>
      <text:p text:style-name="P11"><text:s text:c="8"/><text:span text:style-name="T27">{</text:span></text:p>
      <text:p text:style-name="P11"><text:s text:c="16"/><text:span text:style-name="T27">case QUERY_GET_VARIABLES:</text:span></text:p>
      <text:p text:style-name="P11"><text:s text:c="24"/><text:span text:style-name="T27">q.status = status;</text:span></text:p>
      <text:p text:style-name="P11"><text:s text:c="24"/><text:span text:style-name="T27">q.dignity = dignity;</text:span></text:p>
      <text:p text:style-name="P11"><text:s text:c="24"/><text:span text:style-name="T27">q.ego = ego;</text:span></text:p>
      <text:p text:style-name="P11"><text:s text:c="24"/><text:span text:style-name="T27">if (copy_to_user((query_arg_t *)arg, &amp;q,</text:span></text:p>
      <text:p text:style-name="P11"><text:s text:c="32"/><text:span text:style-name="T27">sizeof(query_arg_t)))</text:span></text:p>
      <text:p text:style-name="P11"><text:s text:c="24"/><text:span text:style-name="T27">{</text:span></text:p>
      <text:p text:style-name="P11"><text:s text:c="32"/><text:span text:style-name="T27">return -EACCES;</text:span></text:p>
      <text:p text:style-name="P11"><text:soft-page-break/><text:s text:c="24"/><text:span text:style-name="T27">}</text:span></text:p>
      <text:p text:style-name="P11"><text:s text:c="24"/><text:span text:style-name="T27">break;</text:span></text:p>
      <text:p text:style-name="P11"><text:s text:c="16"/><text:span text:style-name="T27">case QUERY_CLR_VARIABLES:</text:span></text:p>
      <text:p text:style-name="P11"><text:s text:c="24"/><text:span text:style-name="T27">status = 0;</text:span></text:p>
      <text:p text:style-name="P11"><text:s text:c="24"/><text:span text:style-name="T27">dignity = 0;</text:span></text:p>
      <text:p text:style-name="P11"><text:s text:c="24"/><text:span text:style-name="T27">ego = 0;</text:span></text:p>
      <text:p text:style-name="P11"><text:s text:c="24"/><text:span text:style-name="T27">break;</text:span></text:p>
      <text:p text:style-name="P11"><text:s text:c="16"/><text:span text:style-name="T27">default:</text:span></text:p>
      <text:p text:style-name="P11"><text:s text:c="24"/><text:span text:style-name="T27">return -EINVAL;</text:span></text:p>
      <text:p text:style-name="P11"><text:s text:c="8"/><text:span text:style-name="T27">}</text:span></text:p>
      <text:p text:style-name="P9"/>
      <text:p text:style-name="P11"><text:s text:c="8"/><text:span text:style-name="T27">return 0;</text:span></text:p>
      <text:p text:style-name="P10">}</text:p>
      <text:p text:style-name="P2"/>
      <text:p text:style-name="P2"><text:span text:style-name="T9">And finally the corresponding invocation functions from the application </text:span><text:span text:style-name="Emphasis"><text:span text:style-name="T24">query_app.c <text:s/></text:span></text:span><text:span text:style-name="T9">would be as follows:</text:span></text:p>
      <text:p text:style-name="P2"/>
      <text:p text:style-name="P7">#include &lt;stdio.h&gt;</text:p>
      <text:p text:style-name="P9"><text:span text:style-name="T18">#include &lt;sys/ioctl.h&gt;</text:span></text:p>
      <text:p text:style-name="P9"><text:span text:style-name="T18">#include "query_ioctl.h"</text:span></text:p>
      <text:p text:style-name="P10">void get_vars(int fd)</text:p>
      <text:p text:style-name="P10">{</text:p>
      <text:p text:style-name="P9"><text:span text:style-name="T19"><text:s text:c="8"/></text:span><text:span text:style-name="T18">query_arg_t q;</text:span></text:p>
      <text:p text:style-name="P11"><text:s text:c="8"/><text:span text:style-name="T27">if (ioctl(fd, QUERY_GET_VARIABLES, &amp;q) == -1)</text:span></text:p>
      <text:p text:style-name="P11"><text:s text:c="8"/><text:span text:style-name="T27">{</text:span></text:p>
      <text:p text:style-name="P11"><text:s text:c="16"/><text:span text:style-name="T27">perror("query_apps ioctl get");</text:span></text:p>
      <text:p text:style-name="P11"><text:s text:c="8"/><text:span text:style-name="T27">}</text:span></text:p>
      <text:p text:style-name="P11"><text:s text:c="8"/><text:span text:style-name="T27">else</text:span></text:p>
      <text:p text:style-name="P11"><text:s text:c="8"/><text:span text:style-name="T27">{</text:span></text:p>
      <text:p text:style-name="P11"><text:s text:c="16"/><text:span text:style-name="T27">printf("Status : %d\n", q.status);</text:span></text:p>
      <text:p text:style-name="P11"><text:s text:c="16"/><text:span text:style-name="T27">printf("Dignity: %d\n", q.dignity);</text:span></text:p>
      <text:p text:style-name="P11"><text:s text:c="16"/><text:span text:style-name="T27">printf("Ego <text:s text:c="4"/>: %d\n", q.ego);</text:span></text:p>
      <text:p text:style-name="P11"><text:s text:c="8"/><text:span text:style-name="T27">}</text:span></text:p>
      <text:p text:style-name="P10">}</text:p>
      <text:p text:style-name="P10">void clr_vars(int fd)</text:p>
      <text:p text:style-name="P10">{</text:p>
      <text:p text:style-name="P11"><text:s text:c="8"/><text:span text:style-name="T27">if (ioctl(fd, QUERY_CLR_VARIABLES) == -1)</text:span></text:p>
      <text:p text:style-name="P11"><text:s text:c="8"/><text:span text:style-name="T27">{</text:span></text:p>
      <text:p text:style-name="P11"><text:s text:c="16"/><text:span text:style-name="T27">perror("query_apps ioctl clr");</text:span></text:p>
      <text:p text:style-name="P11"><text:soft-page-break/><text:s text:c="8"/><text:span text:style-name="T27">}</text:span></text:p>
      <text:p text:style-name="P10">}</text:p>
      <text:p text:style-name="P2"/>
      <text:p text:style-name="P4"><text:span text:style-name="T28">D</text:span><text:span text:style-name="T21">o the following to try out:</text:span></text:p>
      <text:p text:style-name="P4"/>
      <text:p text:style-name="P4"><text:span text:style-name="T23">1. </text:span><text:span text:style-name="T21">Build the ‘query_ioctl’ driver (</text:span><text:span text:style-name="Emphasis"><text:span text:style-name="T22">query_ioctl.ko </text:span></text:span><text:span text:style-name="T21">file) and the application (</text:span><text:span text:style-name="Emphasis"><text:span text:style-name="T22">query_app </text:span></text:span><text:span text:style-name="T21">file) by running </text:span><text:span text:style-name="Emphasis"><text:span text:style-name="T22">make </text:span></text:span><text:span text:style-name="T21">using the provided </text:span><text:span text:style-name="Emphasis"><text:span text:style-name="T22">Makefile</text:span></text:span><text:span text:style-name="T21">.</text:span></text:p>
      <text:list xml:id="list6030183025248635278" text:style-name="L1">
        <text:list-header>
          <text:p text:style-name="P5"/>
          <text:p text:style-name="P5"><text:span text:style-name="T11">2. </text:span><text:span text:style-name="T9">Load the driver using </text:span><text:span text:style-name="Emphasis"><text:span text:style-name="T10">insmod query_ioctl.ko</text:span></text:span><text:span text:style-name="T9">.</text:span></text:p>
          <text:p text:style-name="P5"><text:span text:style-name="T9"/></text:p>
          <text:p text:style-name="P5"><text:span text:style-name="T11">3. </text:span><text:span text:style-name="T9">With appropriate privileges and command-line arguments, run the application </text:span><text:span text:style-name="Emphasis"><text:span text:style-name="T10">query_app</text:span></text:span><text:span text:style-name="T9">:</text:span></text:p>
        </text:list-header>
      </text:list>
      <text:p text:style-name="P4"/>
      <text:p text:style-name="P2"><text:span text:style-name="T9"><text:tab/></text:span><text:span text:style-name="T11">(a) <text:s/></text:span><text:span text:style-name="Emphasis"><text:span text:style-name="T10">./query_app <text:tab/># To display the driver variables</text:span></text:span></text:p>
      <text:p text:style-name="P2"><text:span text:style-name="Emphasis"><text:span text:style-name="T10"><text:tab/></text:span></text:span><text:span text:style-name="Emphasis"><text:span text:style-name="T12">(b) </text:span></text:span><text:span text:style-name="Emphasis"><text:span text:style-name="T10">./query_app -c <text:tab/># To clear the driver variables</text:span></text:span></text:p>
      <text:p text:style-name="P2"><text:span text:style-name="T17"><text:tab/>(c) </text:span><text:span text:style-name="Emphasis"><text:span text:style-name="T10">./query_app -g <text:tab/># To display the driver variables</text:span></text:span></text:p>
      <text:p text:style-name="P2"><text:span text:style-name="T17"><text:tab/>(d) </text:span><text:span text:style-name="Emphasis"><text:span text:style-name="T10">./query_app -s <text:tab/># To set the driver variables (Not mentioned above)</text:span></text:span></text:p>
      <text:p text:style-name="P3"/>
      <text:p text:style-name="P3"><text:span text:style-name="Emphasis"><text:span text:style-name="T12">4. </text:span></text:span><text:span text:style-name="T9">Unload the driver using </text:span><text:span text:style-name="Emphasis"><text:span text:style-name="T10">rmmod query_ioctl</text:span></text:span><text:span text:style-name="T9">.</text:span></text:p>
      <text:p text:style-name="P3"/>
      <text:p text:style-name="P3"/>
      <text:h text:style-name="P12" text:outline-level="2"><text:span text:style-name="T5">Defining the </text:span><text:span text:style-name="Emphasis"><text:span text:style-name="T6">ioctl() </text:span></text:span><text:span text:style-name="T5">commands</text:span></text:h>
      <text:p text:style-name="P3"/>
      <text:p text:style-name="P3"><text:span text:style-name="T11">A</text:span><text:span text:style-name="T9">s per the </text:span><text:span text:style-name="T13">Portable Operating System Interface (POSIX) standard for </text:span><text:span text:style-name="Emphasis"><text:span text:style-name="T25">ioct</text:span></text:span><text:span text:style-name="Emphasis"><text:span text:style-name="T26"> l </text:span></text:span><text:span text:style-name="T13">.</text:span><text:span text:style-name="T9"> The standard talks about the 32-bit command numbers being formed of four components embedded into the [31:0] bits:</text:span></text:p>
      <text:p text:style-name="P3"/>
      <text:p text:style-name="P3"><text:span text:style-name="T9"><text:tab/></text:span><text:span text:style-name="T11">1. </text:span><text:span text:style-name="T9">Direction of command operation [bits 31:30] – read, write, both, or none – filled <text:s text:c="2"/><text:tab/> <text:s text:c="3"/>by the corresponding macro (</text:span><text:span text:style-name="Emphasis"><text:span text:style-name="T10">_IOR</text:span></text:span><text:span text:style-name="T9">, </text:span><text:span text:style-name="Emphasis"><text:span text:style-name="T10">_IOW</text:span></text:span><text:span text:style-name="T9">, </text:span><text:span text:style-name="Emphasis"><text:span text:style-name="T10">_IOWR</text:span></text:span><text:span text:style-name="T9">, </text:span><text:span text:style-name="Emphasis"><text:span text:style-name="T10">_IO</text:span></text:span><text:span text:style-name="T9">)</text:span></text:p>
      <text:p text:style-name="P3"><text:span text:style-name="T9"><text:tab/></text:span></text:p>
      <text:p text:style-name="P3"><text:span text:style-name="T11"><text:tab/>2. </text:span><text:span text:style-name="T9">Size of the command argument [bits 29:16] – computed using </text:span><text:span text:style-name="Emphasis"><text:span text:style-name="T10">sizeof() </text:span></text:span><text:span text:style-name="T9">with the <text:tab/> <text:s text:c="3"/>command argument’s type – the third argument to these macros</text:span></text:p>
      <text:p text:style-name="P3"><text:span text:style-name="T9"/></text:p>
      <text:p text:style-name="P3"><text:span text:style-name="T11"><text:tab/>3. </text:span><text:span text:style-name="T9">8-bit magic number [bits 15:8] – to render the commands unique enough – <text:tab/> <text:tab/> <text:s text:c="3"/>typically an ASCII character (the first argument to these macros)</text:span></text:p>
      <text:p text:style-name="P3"><text:span text:style-name="T11"/></text:p>
      <text:p text:style-name="P3"><text:span text:style-name="T9"><text:tab/></text:span><text:span text:style-name="T11">4. </text:span><text:span text:style-name="T9">Original command number [bits 7:0] – the actual command number (1, 2, 3, …), <text:tab/> <text:s text:c="3"/>defined as per our requirement – the second argument to these macros.</text:span></text:p>
      <text:p text:style-name="P3"><text:span text:style-name="T11"/></text:p>
      <text:p text:style-name="P3"/>
      <text:p text:style-name="P3"><text:span text:style-name="T16">“</text:span><text:span text:style-name="T9">Check out the header </text:span><text:span text:style-name="Emphasis"><text:span text:style-name="T25">&lt;asm-generic/ioctl.h&gt;</text:span></text:span><text:span text:style-name="Emphasis"><text:span text:style-name="T14"> </text:span></text:span><text:span text:style-name="T9">for implementation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0-12-21T10:10:45.354143387</meta:creation-date>
    <dc:date>1980-12-21T10:42:27.446997923</dc:date>
    <meta:editing-duration>PT20S</meta:editing-duration>
    <meta:editing-cycles>1</meta:editing-cycles>
    <meta:document-statistic meta:table-count="0" meta:image-count="0" meta:object-count="0" meta:page-count="4" meta:paragraph-count="101" meta:word-count="927" meta:character-count="6567" meta:non-whitespace-character-count="5065"/>
    <meta:generator>LibreOffice/4.2.8.2$Linux_x86 LibreOffice_project/420m0$Build-2</meta:generator>
  </office:meta>
</office:document-meta>
</file>